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091cm"/>
    </style:style>
    <style:style style:name="gr3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4cm"/>
    </style:style>
    <style:style style:name="gr4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svg:stroke-color="#afd095" draw:fill-color="#dde8cb" draw:textarea-horizontal-align="justify" draw:textarea-vertical-align="middle" draw:auto-grow-height="false" fo:min-height="4.441cm" fo:min-width="3.564cm"/>
    </style:style>
    <style:style style:name="gr6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37cm"/>
    </style:style>
    <style:style style:name="gr7" style:family="graphic" style:parent-style-name="standard">
      <style:graphic-properties svg:stroke-color="#b4c7dc" draw:fill-color="#dee6ef" draw:textarea-horizontal-align="justify" draw:textarea-vertical-align="middle" draw:auto-grow-height="false" fo:min-height="1.085cm" fo:min-width="4.072cm"/>
    </style:style>
    <style:style style:name="gr8" style:family="graphic" style:parent-style-name="objectwithoutfill">
      <style:graphic-properties draw:marker-start="Arrow" draw:marker-end="" draw:fill="solid" draw:textarea-vertical-align="middle"/>
    </style:style>
    <style:style style:name="gr9" style:family="graphic" style:parent-style-name="objectwithoutfill">
      <style:graphic-properties draw:marker-end="Arrow" draw:fill="solid" draw:textarea-vertical-align="middle"/>
    </style:style>
    <style:style style:name="gr10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4.662cm"/>
    </style:style>
    <style:style style:name="gr11" style:family="graphic" style:parent-style-name="standard">
      <style:graphic-properties svg:stroke-color="#b4c7dc" draw:fill-color="#dee6ef" draw:textarea-horizontal-align="justify" draw:textarea-vertical-align="middle" draw:auto-grow-height="false" fo:min-height="1.554cm" fo:min-width="3.945cm"/>
    </style:style>
    <style:style style:name="gr12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13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707cm"/>
    </style:style>
    <style:style style:name="gr14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072cm"/>
    </style:style>
    <style:style style:name="gr16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961cm"/>
    </style:style>
    <style:style style:name="gr17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8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9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20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21" style:family="graphic" style:parent-style-name="standard">
      <style:graphic-properties svg:stroke-color="#b4c7dc" draw:fill-color="#dee6ef" draw:textarea-horizontal-align="justify" draw:textarea-vertical-align="middle" draw:auto-grow-height="false" fo:min-height="2.316cm" fo:min-width="3.695cm"/>
    </style:style>
    <style:style style:name="gr22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23" style:family="graphic" style:parent-style-name="standard">
      <style:graphic-properties svg:stroke-color="#b4c7dc" draw:fill-color="#dee6ef" draw:textarea-horizontal-align="justify" draw:textarea-vertical-align="middle" draw:auto-grow-height="false" fo:min-height="2.316cm" fo:min-width="5.215cm"/>
    </style:style>
    <style:style style:name="gr24" style:family="graphic" style:parent-style-name="standard">
      <style:graphic-properties svg:stroke-color="#ffe994" draw:fill-color="#fff5ce" draw:textarea-horizontal-align="justify" draw:textarea-vertical-align="middle" draw:auto-grow-height="false" fo:min-height="2.242cm" fo:min-width="2.802cm"/>
    </style:style>
    <style:style style:name="gr25" style:family="graphic" style:parent-style-name="standard">
      <style:graphic-properties svg:stroke-color="#ffe994" draw:fill-color="#fff5ce" draw:textarea-horizontal-align="justify" draw:textarea-vertical-align="middle" draw:auto-grow-height="false" fo:min-height="2.29cm" fo:min-width="2.802cm"/>
    </style:style>
    <style:style style:name="gr26" style:family="graphic" style:parent-style-name="standard">
      <style:graphic-properties svg:stroke-color="#ffe994" draw:fill-color="#fff5ce" draw:textarea-horizontal-align="justify" draw:textarea-vertical-align="middle" draw:auto-grow-height="false" fo:min-height="2.798cm" fo:min-width="2.802cm"/>
    </style:style>
    <style:style style:name="gr27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9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30" style:family="graphic" style:parent-style-name="standard">
      <style:graphic-properties svg:stroke-color="#b4c7dc" draw:fill-color="#dee6ef" draw:textarea-horizontal-align="justify" draw:textarea-vertical-align="middle" draw:auto-grow-height="false" fo:min-height="3.303cm" fo:min-width="4.707cm"/>
    </style:style>
    <style:style style:name="gr31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3.564cm"/>
    </style:style>
    <style:style style:name="gr32" style:family="graphic" style:parent-style-name="standard">
      <style:graphic-properties svg:stroke-color="#afd095" draw:fill-color="#dde8cb" draw:textarea-horizontal-align="justify" draw:textarea-vertical-align="middle" draw:auto-grow-height="false" fo:min-height="3.341cm" fo:min-width="3.564cm"/>
    </style:style>
    <style:style style:name="gr33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4.342cm"/>
    </style:style>
    <style:style style:name="gr34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5.104cm"/>
    </style:style>
    <style:style style:name="gr35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36" style:family="graphic" style:parent-style-name="standard">
      <style:graphic-properties svg:stroke-color="#b4c7dc" draw:fill-color="#dee6ef" draw:textarea-horizontal-align="justify" draw:textarea-vertical-align="middle" draw:auto-grow-height="false" fo:min-height="1.411cm" fo:min-width="4.998cm"/>
    </style:style>
    <style:style style:name="gr37" style:family="graphic" style:parent-style-name="standard">
      <style:graphic-properties svg:stroke-color="#e8f2a1" draw:fill-color="#f6f9d4" draw:textarea-horizontal-align="justify" draw:textarea-vertical-align="middle" draw:auto-grow-height="false" fo:min-height="0.672cm" fo:min-width="2.133cm"/>
    </style:style>
    <style:style style:name="gr38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5.61cm"/>
    </style:style>
    <style:style style:name="gr39" style:family="graphic" style:parent-style-name="standard">
      <style:graphic-properties svg:stroke-color="#afd095" draw:fill-color="#dde8cb" draw:textarea-horizontal-align="justify" draw:textarea-vertical-align="middle" draw:auto-grow-height="false" fo:min-height="4.068cm" fo:min-width="2.802cm"/>
    </style:style>
    <style:style style:name="gr40" style:family="graphic" style:parent-style-name="standard">
      <style:graphic-properties svg:stroke-color="#afd095" draw:fill-color="#dde8cb" draw:textarea-horizontal-align="justify" draw:textarea-vertical-align="middle" draw:auto-grow-height="false" fo:min-height="4.576cm" fo:min-width="3.357cm"/>
    </style:style>
    <style:style style:name="gr41" style:family="graphic" style:parent-style-name="standard">
      <style:graphic-properties svg:stroke-color="#afd095" draw:fill-color="#dde8cb" draw:textarea-horizontal-align="justify" draw:textarea-vertical-align="middle" draw:auto-grow-height="false" fo:min-height="2.752cm" fo:min-width="2.802cm"/>
    </style:style>
    <style:style style:name="gr42" style:family="graphic" style:parent-style-name="standard">
      <style:graphic-properties svg:stroke-color="#cccccc" draw:fill-color="#eeeeee" draw:textarea-horizontal-align="justify" draw:textarea-vertical-align="middle" draw:auto-grow-height="false" fo:min-height="5.783cm" fo:min-width="3.81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2.724cm" svg:y1="12.589cm" svg:x2="17.244cm" svg:y2="33.09cm" draw:start-shape="id1" draw:start-glue-point="2" draw:end-shape="id2" draw:end-glue-point="0" svg:d="M32724 12589l-15480 20501" svg:viewBox="0 0 15481 20502">
          <text:p/>
        </draw:connector>
        <draw:connector draw:style-name="gr1" draw:text-style-name="P1" draw:layer="layout" draw:type="line" svg:x1="32.597cm" svg:y1="21.312cm" svg:x2="17.244cm" svg:y2="33.09cm" draw:start-shape="id3" draw:start-glue-point="2" draw:end-shape="id2" draw:end-glue-point="0" svg:d="M32597 21312l-15353 11778" svg:viewBox="0 0 15354 11779">
          <text:p/>
        </draw:connector>
        <draw:connector draw:style-name="gr1" draw:text-style-name="P1" draw:layer="layout" draw:type="line" svg:x1="18.78cm" svg:y1="16.589cm" svg:x2="17.244cm" svg:y2="33.09cm" draw:start-shape="id4" draw:start-glue-point="2" draw:end-shape="id2" draw:end-glue-point="0" svg:d="M18780 16589l-1536 16501" svg:viewBox="0 0 1537 16502">
          <text:p/>
        </draw:connector>
        <draw:custom-shape draw:style-name="gr2" draw:text-style-name="P3" xml:id="id1" draw:id="id1" draw:layer="layout" svg:width="3.591cm" svg:height="4.064cm" svg:x="30.929cm" svg:y="8.525cm">
          <text:p text:style-name="P2"><text:span text:style-name="T1">organizatio</text:span><text:span text:style-name="T1">ns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description</text:span></text:p>
          <text:p text:style-name="P2"><text:span text:style-name="T1">founding_y</text:span><text:span text:style-name="T1">ea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34cm" svg:height="4.064cm" svg:x="22.017cm" svg:y="17.256cm">
          <text:p text:style-name="P2"><text:span text:style-name="T1">objects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title</text:span></text:p>
          <text:p text:style-name="P2"><text:span text:style-name="T1">description</text:span></text:p>
          <text:p text:style-name="P2"><text:span text:style-name="T1">image_pat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064cm" svg:height="4.064cm" svg:x="21.401cm" svg:y="8.52cm">
          <text:p text:style-name="P2"><text:span text:style-name="T1">p</text:span><text:span text:style-name="T1">e</text:span><text:span text:style-name="T1">o</text:span><text:span text:style-name="T1">p</text:span><text:span text:style-name="T1">l</text:span><text:span text:style-name="T1">e</text:span></text:p>
          <text:p text:style-name="P2"><text:span text:style-name="T1">--</text:span><text:span text:style-name="T1">-</text:span></text:p>
          <text:p text:style-name="P2"><text:span text:style-name="T1">G</text:span><text:span text:style-name="T1">N</text:span><text:span text:style-name="T1">D</text:span></text:p>
          <text:p text:style-name="P2"><text:span text:style-name="T1">b</text:span><text:span text:style-name="T1">ir</text:span><text:span text:style-name="T1">t</text:span><text:span text:style-name="T1">h</text:span><text:span text:style-name="T1">_</text:span><text:span text:style-name="T1">d</text:span><text:span text:style-name="T1">a</text:span><text:span text:style-name="T1">y</text:span></text:p>
          <text:p text:style-name="P2"><text:span text:style-name="T1">d</text:span><text:span text:style-name="T1">e</text:span><text:span text:style-name="T1">a</text:span><text:span text:style-name="T1">t</text:span><text:span text:style-name="T1">h</text:span><text:span text:style-name="T1">_</text:span><text:span text:style-name="T1">d</text:span><text:span text:style-name="T1">a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9" draw:id="id39" draw:layer="layout" svg:width="4.064cm" svg:height="4.691cm" svg:x="20.431cm" svg:y="1.508cm">
          <text:p text:style-name="P2"><text:span text:style-name="T1">names</text:span></text:p>
          <text:p text:style-name="P2"><text:span text:style-name="T1">---</text:span></text:p>
          <text:p text:style-name="P2"><text:span text:style-name="T1">poeple_id</text:span></text:p>
          <text:p text:style-name="P2"><text:span text:style-name="T1">organization_id</text:span></text:p>
          <text:p text:style-name="P2"><text:span text:style-name="T1">firstname</text:span></text:p>
          <text:p text:style-name="P2"><text:span text:style-name="T1">name</text:span></text:p>
          <text:p text:style-name="P2"><text:span text:style-name="T1">title</text:span></text:p>
          <text:p text:style-name="P2"><text:span text:style-name="T1">addi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3.337cm" svg:height="4.064cm" svg:x="30.929cm" svg:y="17.248cm">
          <text:p text:style-name="P2"><text:span text:style-name="T1">collections</text:span></text:p>
          <text:p text:style-name="P2"><text:span text:style-name="T1">---</text:span></text:p>
          <text:p text:style-name="P2"><text:span text:style-name="T1">GND</text:span></text:p>
          <text:p text:style-name="P5"><text:span text:style-name="T1">date_start</text:span></text:p>
          <text:p text:style-name="P2"><text:span text:style-name="T1">date_end</text:span></text:p>
          <text:p text:style-name="P2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4.572cm" svg:height="1.335cm" svg:x="16.494cm" svg:y="13.254cm">
          <text:p text:style-name="P2"><text:span text:style-name="T1">objects_to_peop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1.401cm" svg:y1="10.552cm" svg:x2="21.066cm" svg:y2="13.921cm" draw:start-shape="id5" draw:start-glue-point="3" draw:end-shape="id6" draw:end-glue-point="1" svg:d="M21401 10552l-335 3369" svg:viewBox="0 0 336 3370">
          <text:p/>
        </draw:connector>
        <draw:connector draw:style-name="gr9" draw:text-style-name="P1" draw:layer="layout" draw:type="line" svg:x1="21.066cm" svg:y1="13.921cm" svg:x2="22.017cm" svg:y2="19.288cm" draw:start-shape="id6" draw:start-glue-point="1" draw:end-shape="id7" draw:end-glue-point="3" svg:d="M21066 13921l951 5367" svg:viewBox="0 0 952 5368">
          <text:p/>
        </draw:connector>
        <draw:custom-shape draw:style-name="gr10" draw:text-style-name="P4" xml:id="id12" draw:id="id12" draw:layer="layout" svg:width="5.162cm" svg:height="2.905cm" svg:x="23.905cm" svg:y="37.592cm">
          <text:p text:style-name="P2"><text:span text:style-name="T1">place_type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line1_description</text:span></text:p>
          <text:p text:style-name="P2"><text:span text:style-name="T1">line2_descri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8" draw:id="id18" draw:layer="layout" svg:width="4.445cm" svg:height="1.804cm" svg:x="22.336cm" svg:y="31.581cm">
          <text:p text:style-name="P2"><text:span text:style-name="T1">objects_to_places</text:span></text:p>
          <text:p text:style-name="P2"><text:span text:style-name="T1">---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4.826cm" svg:height="3.54cm" svg:x="25.765cm" svg:y="13.154cm">
          <text:p text:style-name="P2"><text:span text:style-name="T1">relationship_type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is_obj_people_rel</text:span></text:p>
          <text:p text:style-name="P2"><text:span text:style-name="T1">is_people_org_rel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066cm" svg:y1="13.921cm" svg:x2="25.765cm" svg:y2="14.924cm" draw:start-shape="id6" draw:start-glue-point="1" draw:end-shape="id8" draw:end-glue-point="3" svg:d="M21066 13921l4699 1003" svg:viewBox="0 0 4700 1004">
          <text:p/>
        </draw:connector>
        <draw:custom-shape draw:style-name="gr13" draw:text-style-name="P6" xml:id="id9" draw:id="id9" draw:layer="layout" svg:width="5.207cm" svg:height="2.159cm" svg:x="36.098cm" svg:y="13.889cm">
          <text:p text:style-name="P2"><text:span text:style-name="T1">collections_to_org[..]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6.098cm" svg:y1="14.968cm" svg:x2="30.591cm" svg:y2="14.924cm" draw:start-shape="id9" draw:start-glue-point="3" draw:end-shape="id8" draw:end-glue-point="1" svg:d="M36098 14968l-5507-44" svg:viewBox="0 0 5508 45">
          <text:p/>
        </draw:connector>
        <draw:connector draw:style-name="gr1" draw:text-style-name="P1" draw:layer="layout" draw:type="line" svg:x1="36.098cm" svg:y1="14.968cm" svg:x2="34.266cm" svg:y2="19.28cm" draw:start-shape="id9" draw:start-glue-point="3" draw:end-shape="id3" draw:end-glue-point="1" svg:d="M36098 14968l-1832 4312" svg:viewBox="0 0 1833 4313">
          <text:p/>
        </draw:connector>
        <draw:connector draw:style-name="gr1" draw:text-style-name="P1" draw:layer="layout" draw:type="line" svg:x1="36.098cm" svg:y1="14.968cm" svg:x2="34.52cm" svg:y2="10.557cm" draw:start-shape="id9" draw:start-glue-point="3" draw:end-shape="id1" draw:end-glue-point="1" svg:d="M36098 14968l-1578-4411" svg:viewBox="0 0 1579 4412">
          <text:p/>
        </draw:connector>
        <draw:custom-shape draw:style-name="gr15" draw:text-style-name="P6" xml:id="id10" draw:id="id10" draw:layer="layout" svg:width="4.572cm" svg:height="2.159cm" svg:x="25.857cm" svg:y="3.855cm">
          <text:p text:style-name="P2"><text:span text:style-name="T1">people_to_org[...]</text:span></text:p>
          <text:p text:style-name="P2"><text:span text:style-name="T1">---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28.143cm" svg:y1="6.014cm" svg:x2="28.178cm" svg:y2="13.154cm" draw:start-shape="id10" draw:start-glue-point="2" draw:end-shape="id8" draw:end-glue-point="0" svg:d="M28143 6014l35 7140" svg:viewBox="0 0 36 7141">
          <text:p/>
        </draw:connector>
        <draw:connector draw:style-name="gr1" draw:text-style-name="P1" draw:layer="layout" draw:type="line" svg:x1="28.143cm" svg:y1="6.014cm" svg:x2="30.929cm" svg:y2="10.557cm" draw:start-shape="id10" draw:start-glue-point="2" draw:end-shape="id1" draw:end-glue-point="3" svg:d="M28143 6014l2786 4543" svg:viewBox="0 0 2787 4544">
          <text:p/>
        </draw:connector>
        <draw:connector draw:style-name="gr1" draw:text-style-name="P1" draw:layer="layout" draw:type="line" svg:x1="28.143cm" svg:y1="6.014cm" svg:x2="25.465cm" svg:y2="10.552cm" draw:start-shape="id10" draw:start-glue-point="2" draw:end-shape="id5" draw:end-glue-point="1" svg:d="M28143 6014l-2678 4538" svg:viewBox="0 0 2679 4539">
          <text:p/>
        </draw:connector>
        <draw:custom-shape draw:style-name="gr16" draw:text-style-name="P6" xml:id="id11" draw:id="id11" draw:layer="layout" svg:width="5.461cm" svg:height="2.159cm" svg:x="25.538cm" svg:y="22.817cm">
          <text:p text:style-name="P2"><text:span text:style-name="T1">objects_to_collections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8.268cm" svg:y1="22.817cm" svg:x2="23.687cm" svg:y2="21.32cm" draw:start-shape="id11" draw:start-glue-point="0" draw:end-shape="id7" draw:end-glue-point="2" svg:d="M28268 22817l-4581-1497" svg:viewBox="0 0 4582 1498">
          <text:p/>
        </draw:connector>
        <draw:connector draw:style-name="gr1" draw:text-style-name="P1" draw:layer="layout" draw:type="line" svg:x1="28.268cm" svg:y1="22.817cm" svg:x2="32.597cm" svg:y2="21.312cm" draw:start-shape="id11" draw:start-glue-point="0" draw:end-shape="id3" draw:end-glue-point="2" svg:d="M28268 22817l4329-1505" svg:viewBox="0 0 4330 1506">
          <text:p/>
        </draw:connector>
        <draw:connector draw:style-name="gr14" draw:text-style-name="P1" draw:layer="layout" draw:type="line" svg:x1="28.268cm" svg:y1="22.817cm" svg:x2="28.178cm" svg:y2="16.694cm" draw:start-shape="id11" draw:start-glue-point="0" draw:end-shape="id8" draw:end-glue-point="2" svg:d="M28268 22817l-90-6123" svg:viewBox="0 0 91 6124">
          <text:p/>
        </draw:connector>
        <draw:custom-shape draw:style-name="gr16" draw:text-style-name="P6" xml:id="id31" draw:id="id31" draw:layer="layout" svg:width="5.461cm" svg:height="2.159cm" svg:x="32.599cm" svg:y="3.831cm">
          <text:p text:style-name="P2"><text:span text:style-name="T1">people_to_collections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4" xml:id="id2" draw:id="id2" draw:layer="layout" svg:width="4.064cm" svg:height="3.175cm" svg:x="15.212cm" svg:y="33.09cm">
          <text:p text:style-name="P2"><text:span text:style-name="T1">places</text:span></text:p>
          <text:p text:style-name="P2"><text:span text:style-name="T1">---</text:span></text:p>
          <text:p text:style-name="P2"><text:span text:style-name="T1">line1</text:span></text:p>
          <text:p text:style-name="P2"><text:span text:style-name="T1">line2</text:span></text:p>
          <text:p text:style-name="P2"><text:span text:style-name="T1">is_accur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276cm" svg:y1="34.677cm" svg:x2="26.486cm" svg:y2="37.592cm" draw:start-shape="id2" draw:start-glue-point="1" draw:end-shape="id12" draw:end-glue-point="0" svg:d="M19276 34677l7210 2915" svg:viewBox="0 0 7211 2916">
          <text:p/>
        </draw:connector>
        <draw:custom-shape draw:style-name="gr17" draw:text-style-name="P4" xml:id="id14" draw:id="id14" draw:layer="layout" svg:width="4.064cm" svg:height="2.413cm" svg:x="38.237cm" svg:y="33.512cm">
          <text:p text:style-name="P7"><text:span text:style-name="T2">projects</text:span></text:p>
          <text:p text:style-name="P7"><text:span text:style-name="T2">---</text:span></text:p>
          <text:p text:style-name="P7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" draw:id="id13" draw:layer="layout" svg:width="5.461cm" svg:height="2.159cm" svg:x="31.681cm" svg:y="38.338cm">
          <text:p text:style-name="P2"><text:span text:style-name="T1">projects_to_objects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4.411cm" svg:y1="38.338cm" svg:x2="40.269cm" svg:y2="35.925cm" draw:start-shape="id13" draw:start-glue-point="0" draw:end-shape="id14" draw:end-glue-point="2" svg:d="M34411 38338l5858-2413" svg:viewBox="0 0 5859 2414">
          <text:p/>
        </draw:connector>
        <draw:custom-shape draw:style-name="gr16" draw:text-style-name="P6" xml:id="id15" draw:id="id15" draw:layer="layout" svg:width="5.461cm" svg:height="2.159cm" svg:x="37.523cm" svg:y="38.338cm">
          <text:p text:style-name="P2"><text:span text:style-name="T1">projects_to_people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6" draw:id="id16" draw:layer="layout" svg:width="5.461cm" svg:height="2.159cm" svg:x="43.323cm" svg:y="38.338cm">
          <text:p text:style-name="P2"><text:span text:style-name="T1">projects_to_org[...]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0.253cm" svg:y1="38.338cm" svg:x2="40.269cm" svg:y2="35.925cm" draw:start-shape="id15" draw:start-glue-point="0" draw:end-shape="id14" draw:end-glue-point="2" svg:d="M40253 38338l16-2413" svg:viewBox="0 0 17 2414">
          <text:p/>
        </draw:connector>
        <draw:connector draw:style-name="gr1" draw:text-style-name="P1" draw:layer="layout" draw:type="line" svg:x1="46.053cm" svg:y1="38.338cm" svg:x2="40.269cm" svg:y2="35.925cm" draw:start-shape="id16" draw:start-glue-point="0" draw:end-shape="id14" draw:end-glue-point="2" svg:d="M46053 38338l-5784-2413" svg:viewBox="0 0 5785 2414">
          <text:p/>
        </draw:connector>
        <draw:custom-shape draw:style-name="gr18" draw:text-style-name="P4" xml:id="id17" draw:id="id17" draw:layer="layout" svg:width="4.064cm" svg:height="2.286cm" svg:x="11.384cm" svg:y="8.398cm">
          <text:p text:style-name="P2"><text:span text:style-name="T1">peopl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182cm" svg:height="1.905cm" svg:x="10.276cm" svg:y="6.62cm">
          <text:p text:style-name="P8"><text:span text:style-name="T3">Photographer,</text:span></text:p>
          <text:p text:style-name="P8"><text:span text:style-name="T3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401cm" svg:y1="10.552cm" svg:x2="15.448cm" svg:y2="9.541cm" draw:start-shape="id5" draw:start-glue-point="3" draw:end-shape="id17" draw:end-glue-point="1" svg:d="M21401 10552l-5953-1011" svg:viewBox="0 0 5954 1012">
          <text:p/>
        </draw:connector>
        <draw:custom-shape draw:style-name="gr20" draw:text-style-name="P9" draw:layer="layout" svg:width="3.182cm" svg:height="2.032cm" svg:x="27.409cm" svg:y="36.433cm">
          <text:p text:style-name="P8"><text:span text:style-name="T3">Address, City,</text:span></text:p>
          <text:p text:style-name="P8"><text:span text:style-name="T3">Country, </text:span><text:span text:style-name="T3"><text:line-break/></text:span><text:span text:style-name="T3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2.336cm" svg:y1="32.483cm" svg:x2="17.244cm" svg:y2="33.09cm" draw:start-shape="id18" draw:start-glue-point="3" draw:end-shape="id2" draw:end-glue-point="0" svg:d="M22336 32483l-5092 607" svg:viewBox="0 0 5093 608">
          <text:p/>
        </draw:connector>
        <draw:custom-shape draw:style-name="gr21" draw:text-style-name="P6" xml:id="id19" draw:id="id19" draw:layer="layout" svg:width="4.195cm" svg:height="2.566cm" svg:x="17.995cm" svg:y="38.788cm">
          <text:p text:style-name="P2"><text:span text:style-name="T1">places_to_places</text:span></text:p>
          <text:p text:style-name="P2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092cm" svg:y1="38.788cm" svg:x2="17.244cm" svg:y2="36.265cm" draw:start-shape="id19" draw:start-glue-point="0" draw:end-shape="id2" draw:end-glue-point="2" svg:d="M20092 38788l-2848-2523" svg:viewBox="0 0 2849 2524">
          <text:p/>
        </draw:connector>
        <draw:connector draw:style-name="gr1" draw:text-style-name="P1" draw:layer="layout" draw:type="line" svg:x1="20.092cm" svg:y1="38.788cm" svg:x2="19.276cm" svg:y2="34.677cm" draw:start-shape="id19" draw:start-glue-point="0" draw:end-shape="id2" draw:end-glue-point="1" svg:d="M20092 38788l-816-4111" svg:viewBox="0 0 817 4112">
          <text:p/>
        </draw:connector>
        <draw:custom-shape draw:style-name="gr22" draw:text-style-name="P4" xml:id="id21" draw:id="id21" draw:layer="layout" svg:width="4.064cm" svg:height="2.905cm" svg:x="8.635cm" svg:y="33.247cm">
          <text:p text:style-name="P2"><text:span text:style-name="T1">coordinates</text:span></text:p>
          <text:p text:style-name="P2"><text:span text:style-name="T1">---</text:span></text:p>
          <text:p text:style-name="P2"><text:span text:style-name="T1">lat</text:span></text:p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20" draw:id="id20" draw:layer="layout" svg:width="5.715cm" svg:height="2.566cm" svg:x="10.864cm" svg:y="38.846cm">
          <text:p text:style-name="P2"><text:span text:style-name="T1">places_to_coordinates</text:span></text:p>
          <text:p text:style-name="P2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21cm" svg:y1="38.846cm" svg:x2="17.244cm" svg:y2="36.265cm" draw:start-shape="id20" draw:start-glue-point="0" draw:end-shape="id2" draw:end-glue-point="2" svg:d="M13721 38846l3523-2581" svg:viewBox="0 0 3524 2582">
          <text:p/>
        </draw:connector>
        <draw:connector draw:style-name="gr1" draw:text-style-name="P1" draw:layer="layout" draw:type="line" svg:x1="13.721cm" svg:y1="38.846cm" svg:x2="10.667cm" svg:y2="36.152cm" draw:start-shape="id20" draw:start-glue-point="0" draw:end-shape="id21" draw:end-glue-point="2" svg:d="M13721 38846l-3054-2694" svg:viewBox="0 0 3055 2695">
          <text:p/>
        </draw:connector>
        <draw:custom-shape draw:style-name="gr24" draw:text-style-name="P10" xml:id="id22" draw:id="id22" draw:layer="layout" svg:width="3.302cm" svg:height="2.492cm" svg:x="18.602cm" svg:y="23.019cm">
          <text:p text:style-name="P2"><text:span text:style-name="T1">photos</text:span></text:p>
          <text:p text:style-name="P2"><text:span text:style-name="T1">---</text:span></text:p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xml:id="id23" draw:id="id23" draw:layer="layout" svg:width="3.302cm" svg:height="2.54cm" svg:x="14.066cm" svg:y="23.019cm">
          <text:p text:style-name="P2"><text:span text:style-name="T1">literature</text:span></text:p>
          <text:p text:style-name="P2"><text:span text:style-name="T1">---</text:span></text:p>
          <text:p text:style-name="P2"><text:span text:style-name="T1">websei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253cm" svg:y1="23.019cm" svg:x2="23.687cm" svg:y2="21.32cm" draw:start-shape="id22" draw:start-glue-point="0" draw:end-shape="id7" draw:end-glue-point="2" svg:d="M20253 23019l3434-1699" svg:viewBox="0 0 3435 1700">
          <text:p/>
        </draw:connector>
        <draw:connector draw:style-name="gr1" draw:text-style-name="P1" draw:layer="layout" draw:type="line" svg:x1="15.717cm" svg:y1="23.019cm" svg:x2="23.687cm" svg:y2="21.32cm" draw:start-shape="id23" draw:start-glue-point="0" draw:end-shape="id7" draw:end-glue-point="2" svg:d="M15717 23019l7970-1699" svg:viewBox="0 0 7971 1700">
          <text:p/>
        </draw:connector>
        <draw:custom-shape draw:style-name="gr26" draw:text-style-name="P10" xml:id="id24" draw:id="id24" draw:layer="layout" svg:width="3.302cm" svg:height="3.048cm" svg:x="34.402cm" svg:y="23.019cm">
          <text:p text:style-name="P2"><text:span text:style-name="T1">inventories</text:span></text:p>
          <text:p text:style-name="P2"><text:span text:style-name="T1">---</text:span></text:p>
          <text:p text:style-name="P2"><text:span text:style-name="T1">copyright</text:span></text:p>
          <text:p text:style-name="P2"><text:span text:style-name="T1">legacy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xml:id="id25" draw:id="id25" draw:layer="layout" svg:width="3.302cm" svg:height="2.54cm" svg:x="38.466cm" svg:y="23.019cm">
          <text:p text:style-name="P2"><text:span text:style-name="T1">expositions</text:span></text:p>
          <text:p text:style-name="P2"><text:span text:style-name="T1">---</text:span></text:p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6" draw:id="id26" draw:layer="layout" svg:width="4.826cm" svg:height="1.905cm" svg:x="43.675cm" svg:y="23.4cm">
          <text:p text:style-name="P2"><text:span text:style-name="T1">exposi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6.053cm" svg:y1="23.019cm" svg:x2="32.597cm" svg:y2="21.312cm" draw:start-shape="id24" draw:start-glue-point="0" draw:end-shape="id3" draw:end-glue-point="2" svg:d="M36053 23019l-3456-1707" svg:viewBox="0 0 3457 1708">
          <text:p/>
        </draw:connector>
        <draw:connector draw:style-name="gr1" draw:text-style-name="P1" draw:layer="layout" draw:type="line" svg:x1="40.117cm" svg:y1="23.019cm" svg:x2="32.597cm" svg:y2="21.312cm" draw:start-shape="id25" draw:start-glue-point="0" draw:end-shape="id3" draw:end-glue-point="2" svg:d="M40117 23019l-7520-1707" svg:viewBox="0 0 7521 1708">
          <text:p/>
        </draw:connector>
        <draw:connector draw:style-name="gr1" draw:text-style-name="P1" draw:layer="layout" draw:type="line" svg:x1="41.768cm" svg:y1="24.289cm" svg:x2="43.675cm" svg:y2="24.352cm" draw:start-shape="id25" draw:start-glue-point="1" draw:end-shape="id26" draw:end-glue-point="3" svg:d="M41768 24289l1907 63" svg:viewBox="0 0 1908 64">
          <text:p/>
        </draw:connector>
        <draw:custom-shape draw:style-name="gr28" draw:text-style-name="P11" draw:layer="layout" svg:width="2.667cm" svg:height="0.762cm" svg:x="9.509cm" svg:y="29.702cm">
          <text:p text:style-name="P8"><text:span text:style-name="T4">target_loc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28" draw:id="id28" draw:layer="layout" svg:width="4.064cm" svg:height="2.413cm" svg:x="47.164cm" svg:y="27.162cm">
          <text:p text:style-name="P7"><text:span text:style-name="T2">users</text:span></text:p>
          <text:p text:style-name="P7"><text:span text:style-name="T2">---</text:span></text:p>
          <text:p text:style-name="P7"><text:span text:style-name="T2">username</text:span></text:p>
          <text:p text:style-name="P7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27" draw:id="id27" draw:layer="layout" svg:width="5.207cm" svg:height="3.553cm" svg:x="38.827cm" svg:y="28.181cm">
          <text:p text:style-name="P2"><text:span text:style-name="T1">collections_acl</text:span></text:p>
          <text:p text:style-name="P2"><text:span text:style-name="T1">---</text:span></text:p>
          <text:p text:style-name="P2"><text:span text:style-name="T1">user_id</text:span></text:p>
          <text:p text:style-name="P2"><text:span text:style-name="T1">group_id</text:span></text:p>
          <text:p text:style-name="P2"><text:span text:style-name="T1">collection_id</text:span></text:p>
          <text:p text:style-name="P2"><text:span text:style-name="T1">access_leve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4.034cm" svg:y1="29.957cm" svg:x2="47.164cm" svg:y2="28.368cm" draw:start-shape="id27" draw:start-glue-point="1" draw:end-shape="id28" draw:end-glue-point="3" svg:d="M44034 29957l3130-1589" svg:viewBox="0 0 3131 1590">
          <text:p/>
        </draw:connector>
        <draw:custom-shape draw:style-name="gr31" draw:text-style-name="P4" xml:id="id29" draw:id="id29" draw:layer="layout" svg:width="4.064cm" svg:height="2.03cm" svg:x="14.746cm" svg:y="18.282cm">
          <text:p text:style-name="P2"><text:span text:style-name="T1">gen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2.017cm" svg:y1="19.288cm" svg:x2="18.81cm" svg:y2="19.297cm" draw:start-shape="id7" draw:start-glue-point="3" draw:end-shape="id29" draw:end-glue-point="1" svg:d="M22017 19288l-3207 9" svg:viewBox="0 0 3208 10">
          <text:p/>
        </draw:connector>
        <draw:custom-shape draw:style-name="gr32" draw:text-style-name="P4" xml:id="id30" draw:id="id30" draw:layer="layout" svg:width="4.064cm" svg:height="3.591cm" svg:x="11.444cm" svg:y="11.168cm">
          <text:p text:style-name="P2"><text:span text:style-name="T1">working_periods</text:span></text:p>
          <text:p text:style-name="P2"><text:span text:style-name="T1">---</text:span></text:p>
          <text:p text:style-name="P2"><text:span text:style-name="T1">date_start</text:span></text:p>
          <text:p text:style-name="P2"><text:span text:style-name="T1">date_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508cm" svg:y1="12.963cm" svg:x2="21.401cm" svg:y2="10.552cm" draw:start-shape="id30" draw:start-glue-point="1" draw:end-shape="id5" draw:end-glue-point="3" svg:d="M15508 12963l5893-2411" svg:viewBox="0 0 5894 2412">
          <text:p/>
        </draw:connector>
        <draw:connector draw:style-name="gr1" draw:text-style-name="P1" draw:layer="layout" svg:x1="13.476cm" svg:y1="14.759cm" svg:x2="15.212cm" svg:y2="34.677cm" draw:start-shape="id30" draw:start-glue-point="2" draw:end-shape="id2" draw:end-glue-point="3" svg:d="M13476 14759v19918h1736" svg:viewBox="0 0 1737 19919">
          <text:p/>
        </draw:connector>
        <draw:connector draw:style-name="gr14" draw:text-style-name="P1" draw:layer="layout" draw:type="curve" draw:line-skew="2.819cm" svg:x1="35.329cm" svg:y1="5.99cm" svg:x2="32.597cm" svg:y2="17.248cm" draw:start-shape="id31" draw:start-glue-point="2" draw:end-shape="id3" draw:end-glue-point="0" svg:d="M35329 5990c0 12672-2732 7043-2732 11258" svg:viewBox="0 0 2733 11259">
          <text:p/>
        </draw:connector>
        <draw:connector draw:style-name="gr14" draw:text-style-name="P1" draw:layer="layout" draw:type="curve" svg:x1="35.329cm" svg:y1="5.99cm" svg:x2="23.433cm" svg:y2="8.52cm" draw:start-shape="id31" draw:start-glue-point="2" draw:end-shape="id5" draw:end-glue-point="0" svg:d="M35329 5990c0 1897-11896 633-11896 2530" svg:viewBox="0 0 11897 2531">
          <text:p/>
        </draw:connector>
        <draw:connector draw:style-name="gr14" draw:text-style-name="P1" draw:layer="layout" draw:type="curve" draw:line-skew="-1.46cm" svg:x1="35.329cm" svg:y1="5.99cm" svg:x2="28.178cm" svg:y2="13.154cm" draw:start-shape="id31" draw:start-glue-point="2" draw:end-shape="id8" draw:end-glue-point="0" svg:d="M35329 5990c0 3183-7151-399-7151 7164" svg:viewBox="0 0 7152 7165">
          <text:p/>
        </draw:connector>
        <draw:connector draw:style-name="gr1" draw:text-style-name="P1" draw:layer="layout" draw:type="curve" draw:line-skew="-2.417cm" svg:x1="20.253cm" svg:y1="25.511cm" svg:x2="10.667cm" svg:y2="33.247cm" draw:start-shape="id22" draw:start-glue-point="2" draw:end-shape="id21" draw:end-glue-point="0" svg:d="M20253 25511c0 2176-9586-1691-9586 7736" svg:viewBox="0 0 9587 7737">
          <text:p/>
        </draw:connector>
        <draw:custom-shape draw:style-name="gr33" draw:text-style-name="P4" xml:id="id32" draw:id="id32" draw:layer="layout" svg:width="4.842cm" svg:height="2.286cm" svg:x="38.449cm" svg:y="6.639cm">
          <text:p text:style-name="P2"><text:span text:style-name="T1">organiza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182cm" svg:height="1.905cm" svg:x="41.509cm" svg:y="5.115cm">
          <text:p text:style-name="P8"><text:span text:style-name="T5">AG, GmbH,</text:span><text:span text:style-name="T5"><text:line-break/></text:span><text:span text:style-name="T5">Verein, </text:span><text:span text:style-name="T3">Eth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xml:id="id33" draw:id="id33" draw:layer="layout" svg:width="5.604cm" svg:height="2.286cm" svg:x="38.449cm" svg:y="10.638cm">
          <text:p text:style-name="P2"><text:span text:style-name="T1">organization_function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182cm" svg:height="1.905cm" svg:x="42.109cm" svg:y="9.114cm">
          <text:p text:style-name="P8"><text:span text:style-name="T3">Bibliothek, </text:span></text:p>
          <text:p text:style-name="P8"><text:span text:style-name="T3">Dienstleister,</text:span><text:span text:style-name="T3"><text:line-break/></text:span><text:span text:style-name="T3">Wissensch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4.52cm" svg:y1="10.557cm" svg:x2="38.449cm" svg:y2="7.782cm" draw:start-shape="id1" draw:start-glue-point="1" draw:end-shape="id32" draw:end-glue-point="3" svg:d="M34520 10557l3929-2775" svg:viewBox="0 0 3930 2776">
          <text:p/>
        </draw:connector>
        <draw:connector draw:style-name="gr1" draw:text-style-name="P1" draw:layer="layout" draw:type="line" svg:x1="34.52cm" svg:y1="10.557cm" svg:x2="38.449cm" svg:y2="11.781cm" draw:start-shape="id1" draw:start-glue-point="1" draw:end-shape="id33" draw:end-glue-point="3" svg:d="M34520 10557l3929 1224" svg:viewBox="0 0 3930 1225">
          <text:p/>
        </draw:connector>
        <draw:custom-shape draw:style-name="gr27" draw:text-style-name="P4" xml:id="id34" draw:id="id34" draw:layer="layout" svg:width="4.826cm" svg:height="1.905cm" svg:x="6.715cm" svg:y="23.352cm">
          <text:p text:style-name="P2"><text:span text:style-name="T1">literatu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066cm" svg:y1="24.289cm" svg:x2="11.541cm" svg:y2="24.304cm" draw:start-shape="id23" draw:start-glue-point="3" draw:end-shape="id34" draw:end-glue-point="1" svg:d="M14066 24289l-2525 15" svg:viewBox="0 0 2526 16">
          <text:p/>
        </draw:connector>
        <draw:custom-shape draw:style-name="gr19" draw:text-style-name="P9" draw:layer="layout" svg:width="3.182cm" svg:height="1.905cm" svg:x="4.93cm" svg:y="21.574cm">
          <text:p text:style-name="P8"><text:span text:style-name="T3">Primär, Sekundä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xml:id="id35" draw:id="id35" draw:layer="layout" svg:width="4.064cm" svg:height="2.413cm" svg:x="47.164cm" svg:y="30.083cm">
          <text:p text:style-name="P7"><text:span text:style-name="T2">groups</text:span></text:p>
          <text:p text:style-name="P7"><text:span text:style-name="T2">---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4.034cm" svg:y1="29.957cm" svg:x2="47.164cm" svg:y2="31.289cm" draw:start-shape="id27" draw:start-glue-point="1" draw:end-shape="id35" draw:end-glue-point="3" svg:d="M44034 29957l3130 1332" svg:viewBox="0 0 3131 1333">
          <text:p/>
        </draw:connector>
        <draw:custom-shape draw:style-name="gr36" draw:text-style-name="P6" xml:id="id36" draw:id="id36" draw:layer="layout" svg:width="5.498cm" svg:height="1.661cm" svg:x="51.74cm" svg:y="29.046cm">
          <text:p text:style-name="P2"><text:span text:style-name="T1">users_to_groups</text:span></text:p>
          <text:p text:style-name="P2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4.489cm" svg:y1="29.046cm" svg:x2="51.228cm" svg:y2="28.368cm" draw:start-shape="id36" draw:start-glue-point="0" draw:end-shape="id28" draw:end-glue-point="1" svg:d="M54489 29046l-3261-678" svg:viewBox="0 0 3262 679">
          <text:p/>
        </draw:connector>
        <draw:connector draw:style-name="gr1" draw:text-style-name="P1" draw:layer="layout" draw:type="line" svg:x1="54.489cm" svg:y1="30.707cm" svg:x2="51.228cm" svg:y2="31.289cm" draw:start-shape="id36" draw:start-glue-point="2" draw:end-shape="id35" draw:end-glue-point="1" svg:d="M54489 30707l-3261 582" svg:viewBox="0 0 3262 583">
          <text:p/>
        </draw:connector>
        <draw:connector draw:style-name="gr1" draw:text-style-name="P1" draw:layer="layout" draw:type="curve" draw:line-skew="2.67cm" svg:x1="41.43cm" svg:y1="28.181cm" svg:x2="32.597cm" svg:y2="21.312cm" draw:start-shape="id27" draw:start-glue-point="0" draw:end-shape="id3" draw:end-glue-point="2" svg:d="M41430 28181c0-1147-8833 2287-8833-6869" svg:viewBox="0 0 8834 6870">
          <text:p/>
        </draw:connector>
        <draw:custom-shape draw:style-name="gr27" draw:text-style-name="P4" xml:id="id37" draw:id="id37" draw:layer="layout" svg:width="4.826cm" svg:height="1.905cm" svg:x="47.275cm" svg:y="33cm">
          <text:p text:style-name="P2"><text:span text:style-name="T1">access_level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723cm" svg:height="1.304cm" svg:x="49.809cm" svg:y="34.313cm">
          <text:p text:style-name="P8"><text:span text:style-name="T3">propose_changes,</text:span></text:p>
          <text:p text:style-name="P8"><text:span text:style-name="T3">write_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4.034cm" svg:y1="29.957cm" svg:x2="47.275cm" svg:y2="33.952cm" draw:start-shape="id27" draw:start-glue-point="1" draw:end-shape="id37" draw:end-glue-point="3" svg:d="M44034 29957l3241 3995" svg:viewBox="0 0 3242 3996">
          <text:p/>
        </draw:connector>
        <draw:custom-shape draw:style-name="gr38" draw:text-style-name="P6" xml:id="id38" draw:id="id38" draw:layer="layout" svg:width="6.11cm" svg:height="2.159cm" svg:x="28.499cm" svg:y="1.231cm">
          <text:p text:style-name="P2"><text:span text:style-name="T1">objects_to_organizations</text:span></text:p>
          <text:p text:style-name="P2"><text:span text:style-name="T1">---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1.554cm" svg:y1="3.39cm" svg:x2="32.724cm" svg:y2="8.525cm" draw:start-shape="id38" draw:start-glue-point="2" draw:end-shape="id1" draw:end-glue-point="0" svg:d="M31554 3390c0 3850 1170 1283 1170 5135" svg:viewBox="0 0 1171 5136">
          <text:p/>
        </draw:connector>
        <draw:connector draw:style-name="gr1" draw:text-style-name="P1" draw:layer="layout" draw:type="curve" draw:line-skew="1.106cm" svg:x1="31.554cm" svg:y1="3.39cm" svg:x2="23.687cm" svg:y2="17.256cm" draw:start-shape="id38" draw:start-glue-point="2" draw:end-shape="id7" draw:end-glue-point="0" svg:d="M31554 3390c0 12058-7867 5126-7867 13866" svg:viewBox="0 0 7868 13867">
          <text:p/>
        </draw:connector>
        <draw:connector draw:style-name="gr1" draw:text-style-name="P1" draw:layer="layout" draw:type="curve" draw:line-skew="-0.025cm" svg:x1="31.554cm" svg:y1="3.39cm" svg:x2="28.178cm" svg:y2="13.154cm" draw:start-shape="id38" draw:start-glue-point="2" draw:end-shape="id8" draw:end-glue-point="0" svg:d="M31554 3390c0 7285-3376 2404-3376 9764" svg:viewBox="0 0 3377 9765">
          <text:p/>
        </draw:connector>
        <draw:connector draw:style-name="gr1" draw:text-style-name="P1" draw:layer="layout" draw:type="line" svg:x1="22.463cm" svg:y1="6.199cm" svg:x2="23.433cm" svg:y2="8.52cm" draw:start-shape="id39" draw:start-glue-point="2" draw:end-shape="id5" draw:end-glue-point="0" svg:d="M22463 6199l970 2321" svg:viewBox="0 0 971 2322">
          <text:p/>
        </draw:connector>
        <draw:connector draw:style-name="gr1" draw:text-style-name="P1" draw:layer="layout" draw:type="line" svg:x1="22.463cm" svg:y1="6.199cm" svg:x2="32.724cm" svg:y2="8.525cm" draw:start-shape="id39" draw:start-glue-point="2" draw:end-shape="id1" draw:end-glue-point="0" svg:d="M22463 6199l10261 2326" svg:viewBox="0 0 10262 2327">
          <text:p/>
        </draw:connector>
        <draw:custom-shape draw:style-name="gr39" draw:text-style-name="P4" xml:id="id40" draw:id="id40" draw:layer="layout" svg:width="3.302cm" svg:height="4.318cm" svg:x="10.446cm" svg:y="1.808cm">
          <text:p text:style-name="P2"><text:span text:style-name="T1">translations</text:span></text:p>
          <text:p text:style-name="P2"><text:span text:style-name="T1">---</text:span></text:p>
          <text:p text:style-name="P2"><text:span text:style-name="T1">entity_id</text:span></text:p>
          <text:p text:style-name="P2"><text:span text:style-name="T1">attribute_id</text:span></text:p>
          <text:p text:style-name="P2"><text:span text:style-name="T1">language_id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41" draw:id="id41" draw:layer="layout" svg:width="3.857cm" svg:height="4.826cm" svg:x="5.239cm" svg:y="1.543cm">
          <text:p text:style-name="P2"><text:span text:style-name="T1">attributes</text:span></text:p>
          <text:p text:style-name="P2"><text:span text:style-name="T1">---</text:span></text:p>
          <text:p text:style-name="P2"><text:span text:style-name="T1">table_name</text:span></text:p>
          <text:p text:style-name="P2"><text:span text:style-name="T1">name_de</text:span></text:p>
          <text:p text:style-name="P2"><text:span text:style-name="T1">name_fr</text:span></text:p>
          <text:p text:style-name="P2"><text:span text:style-name="T1">name_it</text:span></text:p>
          <text:p text:style-name="P2"><text:span text:style-name="T1">name_en</text:span></text:p>
          <text:p text:style-name="P2"><text:span text:style-name="T1">name_r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46cm" svg:y1="3.967cm" svg:x2="9.096cm" svg:y2="3.956cm" draw:start-shape="id40" draw:start-glue-point="3" draw:end-shape="id41" draw:end-glue-point="1" svg:d="M10446 3967l-1350-11" svg:viewBox="0 0 1351 12">
          <text:p/>
        </draw:connector>
        <draw:custom-shape draw:style-name="gr41" draw:text-style-name="P4" xml:id="id42" draw:id="id42" draw:layer="layout" svg:width="3.302cm" svg:height="3.002cm" svg:x="15.346cm" svg:y="2.508cm">
          <text:p text:style-name="P2"><text:span text:style-name="T1">languages</text:span></text:p>
          <text:p text:style-name="P2"><text:span text:style-name="T1">---</text:span></text:p>
          <text:p text:style-name="P2"><text:span text:style-name="T1">iso_639-1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48cm" svg:y1="3.967cm" svg:x2="15.346cm" svg:y2="4.009cm" draw:start-shape="id40" draw:start-glue-point="1" draw:end-shape="id42" draw:end-glue-point="3" svg:d="M13748 3967l1598 42" svg:viewBox="0 0 1599 43">
          <text:p/>
        </draw:connector>
        <draw:custom-shape draw:style-name="gr42" draw:text-style-name="P14" draw:layer="layout" svg:width="4.311cm" svg:height="6.033cm" svg:x="2.911cm" svg:y="7.223cm">
          <text:p text:style-name="P13"><text:span text:style-name="T6">Translated attributes:</text:span></text:p>
          <text:p text:style-name="P13"><text:span text:style-name="T6"/></text:p>
          <text:p text:style-name="P13"><text:span text:style-name="T6">=== people ===</text:span></text:p>
          <text:p text:style-name="P13"><text:span text:style-name="T6">gender</text:span></text:p>
          <text:p text:style-name="P13"><text:span text:style-name="T6">work_description</text:span></text:p>
          <text:p text:style-name="P13"><text:span text:style-name="T6">profession</text:span></text:p>
          <text:p text:style-name="P13"><text:span text:style-name="T6">career</text:span></text:p>
          <text:p text:style-name="P13"><text:span text:style-name="T6">surroundings</text:span></text:p>
          <text:p text:style-name="P13"><text:span text:style-name="T6"/></text:p>
          <text:p text:style-name="P13"><text:span text:style-name="T6">=== organization ===</text:span></text:p>
          <text:p text:style-name="P13"><text:span text:style-name="T6">abbreviation</text:span></text:p>
          <text:p text:style-name="P13"><text:span text:style-name="T6">access_to_collection</text:span></text:p>
          <text:p text:style-name="P13"><text:span text:style-name="T6">collection_description</text:span></text:p>
          <text:p text:style-name="P13"><text:span text:style-name="T6">collection_history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4.311cm" svg:height="6.033cm" svg:x="3.038cm" svg:y="14.143cm">
          <text:p text:style-name="P13"><text:span text:style-name="T6">Relations:</text:span></text:p>
          <text:p text:style-name="P13"><text:span text:style-name="T6"/></text:p>
          <text:p text:style-name="P13"><text:span text:style-name="T6">Heimatort</text:span></text:p>
          <text:p text:style-name="P13"><text:span text:style-name="T6">Geburtsort</text:span></text:p>
          <text:p text:style-name="P13"><text:span text:style-name="T6">Todesort</text:span></text:p>
          <text:p text:style-name="P13"><text:span text:style-name="T6"/></text:p>
          <text:p text:style-name="P13"><text:span text:style-name="T6">Kontaktperson</text:span></text:p>
          <text:p text:style-name="P13"><text:span text:style-name="T6"/></text:p>
          <text:p text:style-name="P13"><text:span text:style-name="T6">Verlag von</text:span></text:p>
          <text:p text:style-name="P13"><text:span text:style-name="T6">Author von</text:span></text:p>
          <text:p text:style-name="P13"><text:span text:style-name="T6">Fotograf v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401cm" svg:y1="10.552cm" svg:x2="16.997cm" svg:y2="5.51cm" draw:start-shape="id5" draw:start-glue-point="3" draw:end-shape="id42" draw:end-glue-point="2" svg:d="M21401 10552l-4404-5042" svg:viewBox="0 0 4405 5043">
          <text:p/>
        </draw:connector>
        <draw:custom-shape draw:style-name="gr7" draw:text-style-name="P6" xml:id="id4" draw:id="id4" draw:layer="layout" svg:width="4.572cm" svg:height="1.335cm" svg:x="16.494cm" svg:y="15.254cm">
          <text:p text:style-name="P2"><text:span text:style-name="T1">people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066cm" svg:y1="15.921cm" svg:x2="23.433cm" svg:y2="12.584cm" draw:start-shape="id4" draw:start-glue-point="1" draw:end-shape="id5" draw:end-glue-point="2" svg:d="M21066 15921l2367-3337" svg:viewBox="0 0 2368 3338">
          <text:p/>
        </draw:connector>
        <draw:connector draw:style-name="gr1" draw:text-style-name="P1" draw:layer="layout" draw:type="line" svg:x1="21.066cm" svg:y1="15.921cm" svg:x2="25.765cm" svg:y2="14.924cm" draw:start-shape="id4" draw:start-glue-point="1" draw:end-shape="id8" draw:end-glue-point="3" svg:d="M21066 15921l4699-997" svg:viewBox="0 0 4700 998">
          <text:p/>
        </draw:connector>
        <draw:connector draw:style-name="gr1" draw:text-style-name="P1" draw:layer="layout" draw:type="line" svg:x1="24.558cm" svg:y1="31.581cm" svg:x2="23.687cm" svg:y2="21.32cm" draw:start-shape="id18" draw:start-glue-point="0" draw:end-shape="id7" draw:end-glue-point="2" svg:d="M24558 31581l-871-10261" svg:viewBox="0 0 872 10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4-01T15:59:49.526663505</dc:date>
    <meta:editing-duration>PT5H49M55S</meta:editing-duration>
    <meta:editing-cycles>63</meta:editing-cycles>
    <meta:generator>LibreOffice/6.2.2.2$Linux_X86_64 LibreOffice_project/5daaa0e719eb4f073b63de04e0910785ad81fe7a</meta:generator>
    <meta:document-statistic meta:object-count="108"/>
  </office:meta>
</office:document-meta>
</file>